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oA-DC-TAB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number-columns-repeated="1008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50</text:p>
          </table:table-cell>
          <table:table-cell office:value-type="string" calcext:value-type="string">
            <text:p>AP75</text:p>
          </table:table-cell>
          <table:table-cell office:value-type="string" calcext:value-type="string">
            <text:p>APu</text:p>
          </table:table-cell>
          <table:table-cell office:value-type="string" calcext:value-type="string">
            <text:p>APvt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R500</text:p>
          </table:table-cell>
          <table:table-cell office:value-type="string" calcext:value-type="string">
            <text:p>ARv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ity-check-seg</text:p>
          </table:table-cell>
          <table:table-cell office:value-type="float" office:value="22.1663899354317" calcext:value-type="float">
            <text:p>22.1663899354317</text:p>
          </table:table-cell>
          <table:table-cell office:value-type="float" office:value="53.1747952790957" calcext:value-type="float">
            <text:p>53.1747952790957</text:p>
          </table:table-cell>
          <table:table-cell office:value-type="float" office:value="14.2066552634091" calcext:value-type="float">
            <text:p>14.2066552634091</text:p>
          </table:table-cell>
          <table:table-cell office:value-type="float" office:value="-100" calcext:value-type="float">
            <text:p>-100</text:p>
          </table:table-cell>
          <table:table-cell office:value-type="float" office:value="53.3757977294294" calcext:value-type="float">
            <text:p>53.3757977294294</text:p>
          </table:table-cell>
          <table:table-cell office:value-type="float" office:value="49.9617813494595" calcext:value-type="float">
            <text:p>49.9617813494595</text:p>
          </table:table-cell>
          <table:table-cell office:value-type="float" office:value="71.0324907059423" calcext:value-type="float">
            <text:p>71.0324907059423</text:p>
          </table:table-cell>
          <table:table-cell office:value-type="float" office:value="71.1304871441832" calcext:value-type="float">
            <text:p>71.1304871441832</text:p>
          </table:table-cell>
          <table:table-cell office:value-type="float" office:value="72.7232809343989" calcext:value-type="float">
            <text:p>72.7232809343989</text:p>
          </table:table-cell>
          <table:table-cell office:value-type="float" office:value="743129" calcext:value-type="float">
            <text:p>743129</text:p>
          </table:table-cell>
          <table:table-cell office:value-type="float" office:value="753746" calcext:value-type="float">
            <text:p>753746</text:p>
          </table:table-cell>
          <table:table-cell office:value-type="float" office:value="438809" calcext:value-type="float">
            <text:p>438809</text:p>
          </table:table-cell>
          <table:table-cell office:value-type="float" office:value="49.6453611691023" calcext:value-type="float">
            <text:p>49.6453611691023</text:p>
          </table:table-cell>
          <table:table-cell office:value-type="float" office:value="62.8737717206825" calcext:value-type="float">
            <text:p>62.8737717206825</text:p>
          </table:table-cell>
          <table:table-cell office:value-type="float" office:value="55.4819616001565" calcext:value-type="float">
            <text:p>55.48196160015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ity-check-seg_track</text:p>
          </table:table-cell>
          <table:table-cell office:value-type="float" office:value="22.3970858608401" calcext:value-type="float">
            <text:p>22.3970858608401</text:p>
          </table:table-cell>
          <table:table-cell office:value-type="float" office:value="53.2963273535058" calcext:value-type="float">
            <text:p>53.2963273535058</text:p>
          </table:table-cell>
          <table:table-cell office:value-type="float" office:value="14.3593039605566" calcext:value-type="float">
            <text:p>14.3593039605566</text:p>
          </table:table-cell>
          <table:table-cell office:value-type="float" office:value="-100" calcext:value-type="float">
            <text:p>-100</text:p>
          </table:table-cell>
          <table:table-cell office:value-type="float" office:value="53.4937361168645" calcext:value-type="float">
            <text:p>53.4937361168645</text:p>
          </table:table-cell>
          <table:table-cell office:value-type="float" office:value="50.2125874227541" calcext:value-type="float">
            <text:p>50.2125874227541</text:p>
          </table:table-cell>
          <table:table-cell office:value-type="float" office:value="71.2467997475333" calcext:value-type="float">
            <text:p>71.2467997475333</text:p>
          </table:table-cell>
          <table:table-cell office:value-type="float" office:value="71.3420189032786" calcext:value-type="float">
            <text:p>71.3420189032786</text:p>
          </table:table-cell>
          <table:table-cell office:value-type="float" office:value="73.0262580135242" calcext:value-type="float">
            <text:p>73.0262580135242</text:p>
          </table:table-cell>
          <table:table-cell office:value-type="float" office:value="745179" calcext:value-type="float">
            <text:p>745179</text:p>
          </table:table-cell>
          <table:table-cell office:value-type="float" office:value="762898" calcext:value-type="float">
            <text:p>762898</text:p>
          </table:table-cell>
          <table:table-cell office:value-type="float" office:value="436759" calcext:value-type="float">
            <text:p>436759</text:p>
          </table:table-cell>
          <table:table-cell office:value-type="float" office:value="49.4125299968105" calcext:value-type="float">
            <text:p>49.4125299968105</text:p>
          </table:table-cell>
          <table:table-cell office:value-type="float" office:value="63.0472156745955" calcext:value-type="float">
            <text:p>63.0472156745955</text:p>
          </table:table-cell>
          <table:table-cell office:value-type="float" office:value="55.4033341821514" calcext:value-type="float">
            <text:p>55.40333418215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_track-NMS-obs07-afteragg-dil-segsmall-old_det_th</text:p>
          </table:table-cell>
          <table:table-cell office:value-type="float" office:value="22.6535999918378" calcext:value-type="float">
            <text:p>22.6535999918378</text:p>
          </table:table-cell>
          <table:table-cell office:value-type="float" office:value="53.4986411276696" calcext:value-type="float">
            <text:p>53.4986411276696</text:p>
          </table:table-cell>
          <table:table-cell office:value-type="float" office:value="15.0314030101437" calcext:value-type="float">
            <text:p>15.0314030101437</text:p>
          </table:table-cell>
          <table:table-cell office:value-type="float" office:value="-100" calcext:value-type="float">
            <text:p>-100</text:p>
          </table:table-cell>
          <table:table-cell office:value-type="float" office:value="53.5225189095783" calcext:value-type="float">
            <text:p>53.5225189095783</text:p>
          </table:table-cell>
          <table:table-cell office:value-type="float" office:value="58.7690184936296" calcext:value-type="float">
            <text:p>58.7690184936296</text:p>
          </table:table-cell>
          <table:table-cell office:value-type="float" office:value="73.2158539618829" calcext:value-type="float">
            <text:p>73.2158539618829</text:p>
          </table:table-cell>
          <table:table-cell office:value-type="float" office:value="73.3124044570052" calcext:value-type="float">
            <text:p>73.3124044570052</text:p>
          </table:table-cell>
          <table:table-cell office:value-type="float" office:value="74.8572934047598" calcext:value-type="float">
            <text:p>74.8572934047598</text:p>
          </table:table-cell>
          <table:table-cell office:value-type="float" office:value="784941" calcext:value-type="float">
            <text:p>784941</text:p>
          </table:table-cell>
          <table:table-cell office:value-type="float" office:value="1084158" calcext:value-type="float">
            <text:p>1084158</text:p>
          </table:table-cell>
          <table:table-cell office:value-type="float" office:value="396997" calcext:value-type="float">
            <text:p>396997</text:p>
          </table:table-cell>
          <table:table-cell office:value-type="float" office:value="41.9956888318917" calcext:value-type="float">
            <text:p>41.9956888318917</text:p>
          </table:table-cell>
          <table:table-cell office:value-type="float" office:value="66.411351526053" calcext:value-type="float">
            <text:p>66.411351526053</text:p>
          </table:table-cell>
          <table:table-cell office:value-type="float" office:value="51.4540466077599" calcext:value-type="float">
            <text:p>51.4540466077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g_track-NMS-obs07-afteragg-nodil-segsmall-old_det_th</text:p>
          </table:table-cell>
          <table:table-cell table:style-name="ce1" office:value-type="float" office:value="22.7661441244386" calcext:value-type="float">
            <text:p>22.7661441244386</text:p>
          </table:table-cell>
          <table:table-cell table:style-name="ce1" office:value-type="float" office:value="53.837355811152" calcext:value-type="float">
            <text:p>53.837355811152</text:p>
          </table:table-cell>
          <table:table-cell table:style-name="ce1" office:value-type="float" office:value="15.184739189396" calcext:value-type="float">
            <text:p>15.18473918939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53.8476679430497" calcext:value-type="float">
            <text:p>53.8476679430497</text:p>
          </table:table-cell>
          <table:table-cell table:style-name="ce1" office:value-type="float" office:value="59.9835479688407" calcext:value-type="float">
            <text:p>59.9835479688407</text:p>
          </table:table-cell>
          <table:table-cell table:style-name="ce1" office:value-type="float" office:value="73.2934384037065" calcext:value-type="float">
            <text:p>73.2934384037065</text:p>
          </table:table-cell>
          <table:table-cell table:style-name="ce1" office:value-type="float" office:value="73.3720163842217" calcext:value-type="float">
            <text:p>73.3720163842217</text:p>
          </table:table-cell>
          <table:table-cell table:style-name="ce1" office:value-type="float" office:value="75.7530517256521" calcext:value-type="float">
            <text:p>75.7530517256521</text:p>
          </table:table-cell>
          <table:table-cell table:style-name="ce1" office:value-type="float" office:value="790951" calcext:value-type="float">
            <text:p>790951</text:p>
          </table:table-cell>
          <table:table-cell table:style-name="ce1" office:value-type="float" office:value="1090418" calcext:value-type="float">
            <text:p>1090418</text:p>
          </table:table-cell>
          <table:table-cell table:style-name="ce1" office:value-type="float" office:value="390987" calcext:value-type="float">
            <text:p>390987</text:p>
          </table:table-cell>
          <table:table-cell table:style-name="ce1" office:value-type="float" office:value="42.0412476234062" calcext:value-type="float">
            <text:p>42.0412476234062</text:p>
          </table:table-cell>
          <table:table-cell table:style-name="ce1" office:value-type="float" office:value="66.9198384348418" calcext:value-type="float">
            <text:p>66.9198384348418</text:p>
          </table:table-cell>
          <table:table-cell table:style-name="ce1" office:value-type="float" office:value="51.6403351019013" calcext:value-type="float">
            <text:p>51.6403351019013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eg_track-noNMS-obs07-afteragg-dil-segsmall-old_det_th</text:p>
          </table:table-cell>
          <table:table-cell office:value-type="float" office:value="22.2934370481935" calcext:value-type="float">
            <text:p>22.2934370481935</text:p>
          </table:table-cell>
          <table:table-cell office:value-type="float" office:value="51.7323375988132" calcext:value-type="float">
            <text:p>51.7323375988132</text:p>
          </table:table-cell>
          <table:table-cell office:value-type="float" office:value="15.2452252322484" calcext:value-type="float">
            <text:p>15.2452252322484</text:p>
          </table:table-cell>
          <table:table-cell office:value-type="float" office:value="-100" calcext:value-type="float">
            <text:p>-100</text:p>
          </table:table-cell>
          <table:table-cell office:value-type="float" office:value="51.7811637009071" calcext:value-type="float">
            <text:p>51.7811637009071</text:p>
          </table:table-cell>
          <table:table-cell office:value-type="float" office:value="54.9025269797516" calcext:value-type="float">
            <text:p>54.9025269797516</text:p>
          </table:table-cell>
          <table:table-cell office:value-type="float" office:value="74.0835813722886" calcext:value-type="float">
            <text:p>74.0835813722886</text:p>
          </table:table-cell>
          <table:table-cell office:value-type="float" office:value="74.1309253910577" calcext:value-type="float">
            <text:p>74.1309253910577</text:p>
          </table:table-cell>
          <table:table-cell office:value-type="float" office:value="75.7925704751032" calcext:value-type="float">
            <text:p>75.7925704751032</text:p>
          </table:table-cell>
          <table:table-cell office:value-type="float" office:value="802800" calcext:value-type="float">
            <text:p>802800</text:p>
          </table:table-cell>
          <table:table-cell office:value-type="float" office:value="1465573" calcext:value-type="float">
            <text:p>1465573</text:p>
          </table:table-cell>
          <table:table-cell office:value-type="float" office:value="379138" calcext:value-type="float">
            <text:p>379138</text:p>
          </table:table-cell>
          <table:table-cell office:value-type="float" office:value="35.3910049185033" calcext:value-type="float">
            <text:p>35.3910049185033</text:p>
          </table:table-cell>
          <table:table-cell office:value-type="float" office:value="67.9223444884588" calcext:value-type="float">
            <text:p>67.9223444884588</text:p>
          </table:table-cell>
          <table:table-cell office:value-type="float" office:value="46.5349355463899" calcext:value-type="float">
            <text:p>46.53493554638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_track-noNMS-obs07-afteragg-dil-segsmall-old_det_th</text:p>
          </table:table-cell>
          <table:table-cell office:value-type="float" office:value="22.2934370481935" calcext:value-type="float">
            <text:p>22.2934370481935</text:p>
          </table:table-cell>
          <table:table-cell office:value-type="float" office:value="51.7323375988132" calcext:value-type="float">
            <text:p>51.7323375988132</text:p>
          </table:table-cell>
          <table:table-cell office:value-type="float" office:value="15.2452252322484" calcext:value-type="float">
            <text:p>15.2452252322484</text:p>
          </table:table-cell>
          <table:table-cell office:value-type="float" office:value="-100" calcext:value-type="float">
            <text:p>-100</text:p>
          </table:table-cell>
          <table:table-cell office:value-type="float" office:value="51.7811637009071" calcext:value-type="float">
            <text:p>51.7811637009071</text:p>
          </table:table-cell>
          <table:table-cell office:value-type="float" office:value="54.9025269797516" calcext:value-type="float">
            <text:p>54.9025269797516</text:p>
          </table:table-cell>
          <table:table-cell office:value-type="float" office:value="74.0835813722886" calcext:value-type="float">
            <text:p>74.0835813722886</text:p>
          </table:table-cell>
          <table:table-cell office:value-type="float" office:value="74.1309253910577" calcext:value-type="float">
            <text:p>74.1309253910577</text:p>
          </table:table-cell>
          <table:table-cell office:value-type="float" office:value="75.7925704751032" calcext:value-type="float">
            <text:p>75.7925704751032</text:p>
          </table:table-cell>
          <table:table-cell office:value-type="float" office:value="802800" calcext:value-type="float">
            <text:p>802800</text:p>
          </table:table-cell>
          <table:table-cell office:value-type="float" office:value="1465573" calcext:value-type="float">
            <text:p>1465573</text:p>
          </table:table-cell>
          <table:table-cell office:value-type="float" office:value="379138" calcext:value-type="float">
            <text:p>379138</text:p>
          </table:table-cell>
          <table:table-cell office:value-type="float" office:value="35.3910049185033" calcext:value-type="float">
            <text:p>35.3910049185033</text:p>
          </table:table-cell>
          <table:table-cell office:value-type="float" office:value="67.9223444884588" calcext:value-type="float">
            <text:p>67.9223444884588</text:p>
          </table:table-cell>
          <table:table-cell office:value-type="float" office:value="46.5349355463899" calcext:value-type="float">
            <text:p>46.53493554638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_track-noNMS-obs07-afteragg-nodil-segsmall-old_det_th</text:p>
          </table:table-cell>
          <table:table-cell office:value-type="float" office:value="22.6039939451687" calcext:value-type="float">
            <text:p>22.6039939451687</text:p>
          </table:table-cell>
          <table:table-cell office:value-type="float" office:value="52.2463420144145" calcext:value-type="float">
            <text:p>52.2463420144145</text:p>
          </table:table-cell>
          <table:table-cell office:value-type="float" office:value="15.5127955038797" calcext:value-type="float">
            <text:p>15.5127955038797</text:p>
          </table:table-cell>
          <table:table-cell office:value-type="float" office:value="-100" calcext:value-type="float">
            <text:p>-100</text:p>
          </table:table-cell>
          <table:table-cell office:value-type="float" office:value="52.3062613001824" calcext:value-type="float">
            <text:p>52.3062613001824</text:p>
          </table:table-cell>
          <table:table-cell office:value-type="float" office:value="55.3059511275472" calcext:value-type="float">
            <text:p>55.3059511275472</text:p>
          </table:table-cell>
          <table:table-cell office:value-type="float" office:value="74.3868121678125" calcext:value-type="float">
            <text:p>74.3868121678125</text:p>
          </table:table-cell>
          <table:table-cell office:value-type="float" office:value="74.425965609698" calcext:value-type="float">
            <text:p>74.425965609698</text:p>
          </table:table-cell>
          <table:table-cell office:value-type="float" office:value="76.5741635198033" calcext:value-type="float">
            <text:p>76.5741635198033</text:p>
          </table:table-cell>
          <table:table-cell office:value-type="float" office:value="808472" calcext:value-type="float">
            <text:p>808472</text:p>
          </table:table-cell>
          <table:table-cell office:value-type="float" office:value="1453098" calcext:value-type="float">
            <text:p>1453098</text:p>
          </table:table-cell>
          <table:table-cell office:value-type="float" office:value="373466" calcext:value-type="float">
            <text:p>373466</text:p>
          </table:table-cell>
          <table:table-cell office:value-type="float" office:value="35.7482633745584" calcext:value-type="float">
            <text:p>35.7482633745584</text:p>
          </table:table-cell>
          <table:table-cell office:value-type="float" office:value="68.4022342965536" calcext:value-type="float">
            <text:p>68.4022342965536</text:p>
          </table:table-cell>
          <table:table-cell office:value-type="float" office:value="46.956301539012" calcext:value-type="float">
            <text:p>46.956301539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-NMS-obs07-beforeagg-nodil-segsmall-old_det_th</text:p>
          </table:table-cell>
          <table:table-cell office:value-type="float" office:value="21.5344244954732" calcext:value-type="float">
            <text:p>21.5344244954732</text:p>
          </table:table-cell>
          <table:table-cell office:value-type="float" office:value="51.1348163988041" calcext:value-type="float">
            <text:p>51.1348163988041</text:p>
          </table:table-cell>
          <table:table-cell office:value-type="float" office:value="14.5246055738605" calcext:value-type="float">
            <text:p>14.5246055738605</text:p>
          </table:table-cell>
          <table:table-cell office:value-type="float" office:value="-100" calcext:value-type="float">
            <text:p>-100</text:p>
          </table:table-cell>
          <table:table-cell office:value-type="float" office:value="51.1724185899002" calcext:value-type="float">
            <text:p>51.1724185899002</text:p>
          </table:table-cell>
          <table:table-cell office:value-type="float" office:value="54.4541840543171" calcext:value-type="float">
            <text:p>54.4541840543171</text:p>
          </table:table-cell>
          <table:table-cell office:value-type="float" office:value="69.6941802361884" calcext:value-type="float">
            <text:p>69.6941802361884</text:p>
          </table:table-cell>
          <table:table-cell office:value-type="float" office:value="69.8274791142582" calcext:value-type="float">
            <text:p>69.8274791142582</text:p>
          </table:table-cell>
          <table:table-cell office:value-type="float" office:value="68.8240976552209" calcext:value-type="float">
            <text:p>68.8240976552209</text:p>
          </table:table-cell>
          <table:table-cell office:value-type="float" office:value="755586" calcext:value-type="float">
            <text:p>755586</text:p>
          </table:table-cell>
          <table:table-cell office:value-type="float" office:value="1057741" calcext:value-type="float">
            <text:p>1057741</text:p>
          </table:table-cell>
          <table:table-cell office:value-type="float" office:value="426352" calcext:value-type="float">
            <text:p>426352</text:p>
          </table:table-cell>
          <table:table-cell office:value-type="float" office:value="41.6684911215683" calcext:value-type="float">
            <text:p>41.6684911215683</text:p>
          </table:table-cell>
          <table:table-cell office:value-type="float" office:value="63.9277187128259" calcext:value-type="float">
            <text:p>63.9277187128259</text:p>
          </table:table-cell>
          <table:table-cell office:value-type="float" office:value="50.4520301208741" calcext:value-type="float">
            <text:p>50.452030120874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0:39:07.016361137</dc:date>
    <meta:editing-duration>PT25S</meta:editing-duration>
    <meta:editing-cycles>1</meta:editing-cycles>
    <meta:document-statistic meta:table-count="1" meta:cell-count="144" meta:object-count="0"/>
    <meta:generator>LibreOffice/7.3.7.2$Linux_X86_64 LibreOffice_project/30$Build-2</meta:generator>
  </office:meta>
</office:document-meta>
</file>